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tkinson Hyperlegible" svg:font-family="'Atkinson Hyperlegibl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ff4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10.798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254cm" fo:padding-bottom="0.254cm" fo:padding-left="0.254cm" fo:padding-right="0.254cm" fo:wrap-option="wrap"/>
    </style:style>
    <style:style style:name="pr5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254cm" fo:padding-bottom="0.254cm" fo:padding-left="0.254cm" fo:padding-right="0.254cm" fo:wrap-option="wrap"/>
    </style:style>
    <style:style style:name="pr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3.181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282cm" fo:margin-bottom="0.28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06cm" fo:margin-bottom="0.106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06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106cm" fo:margin-bottom="0.106cm" fo:line-height="115%" fo:text-align="start" fo:text-indent="0cm" style:writing-mode="lr-tb"/>
    </style:style>
    <style:style style:name="P16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7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8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tkinson Hyperlegible" fo:font-size="48pt" fo:letter-spacing="normal" fo:font-style="normal" style:text-underline-style="none" fo:font-weight="bold" style:font-name-asian="Atkinson Hyperlegible" style:font-size-asian="48pt" style:font-style-asian="normal" style:font-weight-asian="bold" style:font-name-complex="Atkinson Hyperlegible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tkinson Hyperlegible" fo:font-size="33pt" fo:letter-spacing="normal" fo:font-style="normal" style:text-underline-style="none" fo:font-weight="normal" style:font-name-asian="Atkinson Hyperlegible" style:font-size-asian="33pt" style:font-style-asian="normal" style:font-weight-asian="normal" style:font-name-complex="Atkinson Hyperlegible" style:font-size-complex="3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tkinson Hyperlegible" fo:font-size="38pt" fo:letter-spacing="normal" fo:font-style="normal" style:text-underline-style="none" fo:font-weight="normal" style:font-name-asian="Atkinson Hyperlegible" style:font-size-asian="38pt" style:font-style-asian="normal" style:font-weight-asian="normal" style:font-name-complex="Atkinson Hyperlegible" style:font-size-complex="3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tkinson Hyperlegible" fo:font-size="19.2000007629395pt" fo:letter-spacing="normal" fo:font-style="normal" style:text-underline-style="none" fo:font-weight="normal" style:font-name-asian="Atkinson Hyperlegible" style:font-size-asian="19.2000007629395pt" style:font-style-asian="normal" style:font-weight-asian="normal" style:font-name-complex="Atkinson Hyperlegible" style:font-size-complex="19.2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tkinson Hyperlegible" fo:font-size="52pt" fo:letter-spacing="normal" fo:font-style="normal" style:text-underline-style="none" fo:font-weight="normal" style:font-name-asian="Atkinson Hyperlegible" style:font-size-asian="52pt" style:font-style-asian="normal" style:font-weight-asian="normal" style:font-name-complex="Atkinson Hyperlegible" style:font-size-complex="52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tkinson Hyperlegible" fo:font-size="28pt" fo:letter-spacing="normal" fo:font-style="normal" style:text-underline-style="none" fo:font-weight="normal" style:font-name-asian="Atkinson Hyperlegible" style:font-size-asian="28pt" style:font-style-asian="normal" style:font-weight-asian="normal" style:font-name-complex="Atkinson Hyperlegible" style:font-size-complex="2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Atkinson Hyperlegible" fo:font-size="19pt" fo:letter-spacing="normal" fo:font-style="normal" style:text-underline-style="none" fo:font-weight="normal" style:font-name-asian="Atkinson Hyperlegible" style:font-size-asian="19pt" style:font-style-asian="normal" style:font-weight-asian="normal" style:font-name-complex="Atkinson Hyperlegible" style:font-size-complex="19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tkinson Hyperlegible" fo:font-size="30pt" fo:letter-spacing="normal" fo:font-style="normal" style:text-underline-style="none" fo:font-weight="bold" style:font-name-asian="Atkinson Hyperlegible" style:font-size-asian="30pt" style:font-style-asian="normal" style:font-weight-asian="bold" style:font-name-complex="Atkinson Hyperlegible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tkinson Hyperlegible" fo:font-size="24pt" fo:letter-spacing="normal" fo:font-style="normal" style:text-underline-style="none" fo:font-weight="normal" style:font-name-asian="Atkinson Hyperlegible" style:font-size-asian="24pt" style:font-style-asian="normal" style:font-weight-asian="normal" style:font-name-complex="Atkinson Hyperlegible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tkinson Hyperlegible" fo:font-size="24pt" fo:letter-spacing="normal" fo:font-style="normal" style:text-underline-style="none" fo:font-weight="bold" style:font-name-asian="Atkinson Hyperlegible" style:font-size-asian="24pt" style:font-style-asian="normal" style:font-weight-asian="bold" style:font-name-complex="Atkinson Hyperlegible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tkinson Hyperlegible" fo:font-size="43pt" fo:letter-spacing="normal" fo:font-style="normal" style:text-underline-style="none" fo:font-weight="bold" style:font-name-asian="Atkinson Hyperlegible" style:font-size-asian="43pt" style:font-style-asian="normal" style:font-weight-asian="bold" style:font-name-complex="Atkinson Hyperlegible" style:font-size-complex="43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tkinson Hyperlegible" fo:font-size="26pt" fo:letter-spacing="normal" fo:font-style="normal" style:text-underline-style="none" fo:font-weight="bold" style:font-name-asian="Atkinson Hyperlegible" style:font-size-asian="26pt" style:font-style-asian="normal" style:font-weight-asian="bold" style:font-name-complex="Atkinson Hyperlegible" style:font-size-complex="26pt" style:font-style-complex="normal" style:font-weight-complex="bold"/>
    </style:style>
    <style:style style:name="T13" style:family="text">
      <style:text-properties fo:font-variant="normal" fo:text-transform="none" fo:color="#054fd0" style:text-line-through-style="none" style:text-line-through-type="none" style:text-position="0% 100%" style:font-name="Atkinson Hyperlegible" fo:font-size="24pt" fo:letter-spacing="normal" fo:font-style="normal" style:text-underline-style="solid" style:text-underline-width="auto" style:text-underline-color="font-color" fo:font-weight="normal" style:font-name-asian="Atkinson Hyperlegible" style:font-size-asian="24pt" style:font-style-asian="normal" style:font-weight-asian="normal" style:font-name-complex="Atkinson Hyperlegible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tkinson Hyperlegible" fo:font-size="24pt" fo:letter-spacing="normal" fo:font-style="italic" style:text-underline-style="none" fo:font-weight="normal" style:font-name-asian="Atkinson Hyperlegible" style:font-size-asian="24pt" style:font-style-asian="italic" style:font-weight-asian="normal" style:font-name-complex="Atkinson Hyperlegible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tkinson Hyperlegi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at would help you in this session?" draw:style-name="dp1" draw:master-page-name="TITLE_5f_AND_5f_BODY" presentation:presentation-page-layout-name="AL1T1">
        <draw:frame draw:name="Google Shape;54;p13" presentation:style-name="pr1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1">What would help you in this session?</text:span></text:p>
          </draw:text-box>
        </draw:frame>
        <draw:frame draw:name="Google Shape;55;p13" presentation:style-name="pr2" draw:text-style-name="P6" draw:layer="layout" svg:width="21.896cm" svg:height="10.526cm" svg:x="1.752cm" svg:y="6.395cm" presentation:class="outline" presentation:user-transformed="true">
          <draw:text-box>
            <text:p text:style-name="P3"><text:span text:style-name="T2">Let me know if you have any access needs or preferences.</text:span></text:p>
            <text:p text:style-name="P4"><text:span text:style-name="T2">Can you hear me clearly and read the screen OK?</text:span></text:p>
            <text:p text:style-name="P5"><text:span text:style-name="T2">Message me privately on Slack if you don’t want to say in the group: XXXXXX</text:span><text:span text:style-name="T3"> </text:span><text:span text:style-name="T4"><text:s/></text:span></text:p>
          </draw:text-box>
        </draw:frame>
        <presentation:notes draw:style-name="dp2">
          <draw:page-thumbnail draw:name="Google Shape;51;gfddad20959_0_5:notes" draw:style-name="gr1" draw:layer="layout" svg:width="12.699cm" svg:height="9.524cm" svg:x="3.176cm" svg:y="1.905cm" draw:page-number="1" presentation:class="page"/>
          <draw:frame draw:name="Google Shape;52;gfddad20959_0_5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2T0">
        <draw:frame draw:name="Google Shape;60;p14" presentation:style-name="pr4" draw:text-style-name="P9" draw:layer="layout" svg:width="23.667cm" svg:height="7.602cm" svg:x="0.866cm" svg:y="2.758cm" presentation:class="title" presentation:user-transformed="true">
          <draw:text-box>
            <text:p text:style-name="P8"><text:span text:style-name="T5">How to write an </text:span><text:span text:style-name="T5"><text:line-break/></text:span><text:span text:style-name="T5">accessibility statement</text:span></text:p>
          </draw:text-box>
        </draw:frame>
        <draw:frame draw:name="Google Shape;61;p14" presentation:style-name="pr5" draw:text-style-name="P10" draw:layer="layout" svg:width="23.667cm" svg:height="2.935cm" svg:x="0.866cm" svg:y="10.497cm" presentation:class="subtitle" presentation:user-transformed="true">
          <draw:text-box>
            <text:p text:style-name="P8"><text:span text:style-name="T6">Defra Accessibility Team</text:span><text:span text:style-name="T6"><text:line-break/></text:span><text:span text:style-name="T6"><text:line-break/></text:span><text:span text:style-name="T7">Version 0.2 August 2022</text:span></text:p>
          </draw:text-box>
        </draw:frame>
        <presentation:notes draw:style-name="dp2">
          <draw:page-thumbnail draw:name="Google Shape;57;p:notes" draw:style-name="gr1" draw:layer="layout" svg:width="12.699cm" svg:height="9.524cm" svg:x="3.176cm" svg:y="1.905cm" draw:page-number="2" presentation:class="page"/>
          <draw:frame draw:name="Google Shape;58;p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he session will run" draw:style-name="dp3" draw:master-page-name="TITLE_5f_AND_5f_BODY" presentation:presentation-page-layout-name="AL1T1">
        <draw:frame draw:name="Google Shape;66;p15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How the session will run</text:span></text:p>
          </draw:text-box>
        </draw:frame>
        <draw:frame draw:name="Google Shape;67;p15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There is written guidance, so you don’t have to take detailed notes.</text:span></text:p>
              </text:list-item>
              <text:list-item>
                <text:p text:style-name="P11"><text:span text:style-name="T9">Questions at the end of each section unless you don’t understand a key point. (Speak don’t raise hand.)</text:span></text:p>
              </text:list-item>
              <text:list-item>
                <text:p text:style-name="P11"><text:span text:style-name="T9">It’s OK to say you don’t understand something.</text:span></text:p>
              </text:list-item>
              <text:list-item>
                <text:p text:style-name="P11"><text:span text:style-name="T9">Style is mostly me talking over a screen share of several documents.</text:span></text:p>
              </text:list-item>
              <text:list-item>
                <text:p text:style-name="P11"><text:span text:style-name="T9">Maximum 90 mins long with a 5 minute break.</text:span></text:p>
              </text:list-item>
            </text:list>
            <text:p text:style-name="P12"><text:span text:style-name="T9"/></text:p>
            <text:p text:style-name="P13"><text:span text:style-name="T9">(This is a pilot session so we forgive the presenter any rough edges.)</text:span></text:p>
          </draw:text-box>
        </draw:frame>
        <presentation:notes draw:style-name="dp2">
          <draw:page-thumbnail draw:name="Google Shape;63;g141fa1562dd_0_5:notes" draw:style-name="gr1" draw:layer="layout" svg:width="12.699cm" svg:height="9.524cm" svg:x="3.176cm" svg:y="1.905cm" draw:page-number="3" presentation:class="page"/>
          <draw:frame draw:name="Google Shape;64;g141fa1562dd_0_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 the end of the session you should" draw:style-name="dp3" draw:master-page-name="TITLE_5f_AND_5f_BODY" presentation:presentation-page-layout-name="AL1T1">
        <draw:frame draw:name="Google Shape;72;p16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By the end of the session you should</text:span></text:p>
          </draw:text-box>
        </draw:frame>
        <draw:frame draw:name="Google Shape;73;p16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Know what’s needed to write a valid accessibility statement.</text:span></text:p>
              </text:list-item>
              <text:list-item>
                <text:p text:style-name="P14"><text:span text:style-name="T9">Know where to find the guidance.</text:span></text:p>
              </text:list-item>
              <text:list-item>
                <text:p text:style-name="P14"><text:span text:style-name="T9">Have experience of reading an audit report.</text:span></text:p>
              </text:list-item>
            </text:list>
            <text:p text:style-name="P12"><text:span text:style-name="T9">We’d expect that you’d follow the guidance each time you write a statement - it’s not a memory thing.</text:span></text:p>
            <text:p text:style-name="P12"><text:span text:style-name="T9"/></text:p>
            <text:p text:style-name="P13"><text:span text:style-name="T9">What experience do people have of writing statements?</text:span><text:span text:style-name="T9"><text:line-break/></text:span><text:span text:style-name="T9">How many people have seen an audit report?</text:span></text:p>
          </draw:text-box>
        </draw:frame>
        <presentation:notes draw:style-name="dp2">
          <draw:page-thumbnail draw:name="Google Shape;69;g13a750b9aaa_0_0:notes" draw:style-name="gr1" draw:layer="layout" svg:width="12.699cm" svg:height="9.524cm" svg:x="3.176cm" svg:y="1.905cm" draw:page-number="4" presentation:class="page"/>
          <draw:frame draw:name="Google Shape;70;g13a750b9aaa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ments are a legal requirement" draw:style-name="dp3" draw:master-page-name="TITLE_5f_AND_5f_BODY" presentation:presentation-page-layout-name="AL1T1">
        <draw:frame draw:name="Google Shape;78;p17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Statements are a legal requirement</text:span></text:p>
          </draw:text-box>
        </draw:frame>
        <draw:frame draw:name="Google Shape;79;p17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9">Public Sector Bodies (Websites and Mobile Applications) (No. 2) Accessibility Regulations 2018.</text:span></text:p>
            <text:p text:style-name="P12"><text:span text:style-name="T9">Came into force on 23 September 2018.</text:span></text:p>
            <text:p text:style-name="P12"><text:span text:style-name="T10">Not new. </text:span><text:span text:style-name="T9">Builds on existing obligations in Equality Act 2010.</text:span></text:p>
            <text:p text:style-name="P12"><text:span text:style-name="T9"><text:line-break/></text:span><text:span text:style-name="T9">Key requirements:</text:span></text:p>
            <text:list text:style-name="L5">
              <text:list-item>
                <text:p text:style-name="P12"><text:span text:style-name="T9">meet WCAG 2.1 AA standard</text:span></text:p>
              </text:list-item>
              <text:list-item>
                <text:p text:style-name="P13"><text:span text:style-name="T9">publish an accessibility statement</text:span></text:p>
              </text:list-item>
            </text:list>
          </draw:text-box>
        </draw:frame>
        <presentation:notes draw:style-name="dp2">
          <draw:page-thumbnail draw:name="Google Shape;75;g141fa1562dd_0_10:notes" draw:style-name="gr1" draw:layer="layout" svg:width="12.699cm" svg:height="9.524cm" svg:x="3.176cm" svg:y="1.905cm" draw:page-number="5" presentation:class="page"/>
          <draw:frame draw:name="Google Shape;76;g141fa1562dd_0_1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oid a common mistake" draw:style-name="dp3" draw:master-page-name="TITLE_5f_AND_5f_BODY" presentation:presentation-page-layout-name="AL1T1">
        <draw:frame draw:name="Google Shape;84;p18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Avoid a common mistake</text:span></text:p>
          </draw:text-box>
        </draw:frame>
        <draw:frame draw:name="Google Shape;85;p18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11">Having an accessibility statement does not remove the requirement to be accessible to the WCAG 2.1 AA standard.</text:span></text:p>
            <text:p text:style-name="P13"><text:span text:style-name="T12">(But it’s better to have one than not. </text:span><text:span text:style-name="T12"><text:line-break/></text:span><text:span text:style-name="T12">Don’t wait until everything is fixed.)</text:span></text:p>
          </draw:text-box>
        </draw:frame>
        <presentation:notes draw:style-name="dp2">
          <draw:page-thumbnail draw:name="Google Shape;81;gfddad20959_0_72:notes" draw:style-name="gr1" draw:layer="layout" svg:width="12.699cm" svg:height="9.524cm" svg:x="3.176cm" svg:y="1.905cm" draw:page-number="6" presentation:class="page"/>
          <draw:frame draw:name="Google Shape;82;gfddad20959_0_7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statement versus GDS templates" draw:style-name="dp3" draw:master-page-name="TITLE_5f_AND_5f_BODY" presentation:presentation-page-layout-name="AL1T1">
        <draw:frame draw:name="Google Shape;90;p19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Model statement versus GDS templates</text:span></text:p>
          </draw:text-box>
        </draw:frame>
        <draw:frame draw:name="Google Shape;91;p19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9">Minimum legal requirement is the </text:span><text:span text:style-name="T13"><text:a xlink:href="https://www.gov.uk/guidance/model-accessibility-statement" xlink:type="simple">model accessibility statement</text:a></text:span><text:span text:style-name="T9">.</text:span></text:p>
            <text:p text:style-name="P12"><text:span text:style-name="T9">GDS produced a </text:span><text:span text:style-name="T13"><text:a xlink:href="https://www.gov.uk/government/publications/sample-accessibility-statement" xlink:type="simple">sample accessibility statement template</text:a></text:span><text:span text:style-name="T9">, following research with users.</text:span></text:p>
            <text:p text:style-name="P13"><text:span text:style-name="T10">Defra uses the GDS template.</text:span><text:span text:style-name="T9"><text:line-break/></text:span><text:span text:style-name="T9"><text:line-break/></text:span><text:span text:style-name="T9">(Updating template is on GDS backlog but no timescale.)</text:span></text:p>
          </draw:text-box>
        </draw:frame>
        <presentation:notes draw:style-name="dp2">
          <draw:page-thumbnail draw:name="Google Shape;87;g141fa1562dd_0_15:notes" draw:style-name="gr1" draw:layer="layout" svg:width="12.699cm" svg:height="9.524cm" svg:x="3.176cm" svg:y="1.905cm" draw:page-number="7" presentation:class="page"/>
          <draw:frame draw:name="Google Shape;88;g141fa1562dd_0_1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n accessibility statement is for" draw:style-name="dp3" draw:master-page-name="TITLE_5f_AND_5f_BODY" presentation:presentation-page-layout-name="AL1T1">
        <draw:frame draw:name="Google Shape;96;p20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What an accessibility statement is for</text:span></text:p>
          </draw:text-box>
        </draw:frame>
        <draw:frame draw:name="Google Shape;97;p20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Gives a simple description of problems, so users with access needs know what to do when they use the site.</text:span></text:p>
              </text:list-item>
              <text:list-item>
                <text:p text:style-name="P14"><text:span text:style-name="T9">Gives contact details so users can report problems, make a complaint or ask for help.</text:span></text:p>
              </text:list-item>
              <text:list-item>
                <text:p text:style-name="P14"><text:span text:style-name="T9">Lists the accessibility issues, using technical descriptions, so that there is a record of the issues.</text:span></text:p>
              </text:list-item>
              <text:list-item>
                <text:p text:style-name="P14"><text:span text:style-name="T9">Makes a legal claim about the compliance status of the website and any exemptions.</text:span></text:p>
              </text:list-item>
              <text:list-item>
                <text:p text:style-name="P15"><text:span text:style-name="T9">Gives details of the test methods and dates - mainly for monitoring teams.</text:span></text:p>
              </text:list-item>
            </text:list>
          </draw:text-box>
        </draw:frame>
        <presentation:notes draw:style-name="dp2">
          <draw:page-thumbnail draw:name="Google Shape;93;g141fa1562dd_0_0:notes" draw:style-name="gr1" draw:layer="layout" svg:width="12.699cm" svg:height="9.524cm" svg:x="3.176cm" svg:y="1.905cm" draw:page-number="8" presentation:class="page"/>
          <draw:frame draw:name="Google Shape;94;g141fa1562dd_0_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 to prepare a statement" draw:style-name="dp3" draw:master-page-name="TITLE_5f_AND_5f_BODY" presentation:presentation-page-layout-name="AL1T1">
        <draw:frame draw:name="Google Shape;102;p21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Steps to prepare a statement</text:span></text:p>
          </draw:text-box>
        </draw:frame>
        <draw:frame draw:name="Google Shape;103;p21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8">
              <text:list-item>
                <text:p text:style-name="P11"><text:span text:style-name="T9">Get an accessibility audit report.</text:span></text:p>
              </text:list-item>
              <text:list-item>
                <text:p text:style-name="P14"><text:span text:style-name="T9">Convert the report to a list of issues in the correct format.</text:span></text:p>
              </text:list-item>
              <text:list-item>
                <text:p text:style-name="P14"><text:span text:style-name="T9">Categorise the issues into ‘not in scope’ (exempt), ‘non-compliances’ (with fix dates) and (if used) ‘disproportionate burden’.</text:span></text:p>
              </text:list-item>
              <text:list-item>
                <text:p text:style-name="P14"><text:span text:style-name="T9">Write a short plain language summary.</text:span></text:p>
              </text:list-item>
              <text:list-item>
                <text:p text:style-name="P14"><text:span text:style-name="T9">Add contact and feedback details.</text:span></text:p>
              </text:list-item>
              <text:list-item>
                <text:p text:style-name="P14"><text:span text:style-name="T9">Complete the other required parts of the template.</text:span></text:p>
              </text:list-item>
              <text:list-item>
                <text:p text:style-name="P14"><text:span text:style-name="T9">Publish on the site in HTML and make it easy to find.</text:span></text:p>
              </text:list-item>
              <text:list-item>
                <text:p text:style-name="P15"><text:span text:style-name="T9">(Arrange a review date.)</text:span></text:p>
              </text:list-item>
            </text:list>
          </draw:text-box>
        </draw:frame>
        <presentation:notes draw:style-name="dp2">
          <draw:page-thumbnail draw:name="Google Shape;99;gfddad20959_0_0:notes" draw:style-name="gr1" draw:layer="layout" svg:width="12.699cm" svg:height="9.524cm" svg:x="3.176cm" svg:y="1.905cm" draw:page-number="9" presentation:class="page"/>
          <draw:frame draw:name="Google Shape;100;gfddad20959_0_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dance and templates" draw:style-name="dp3" draw:master-page-name="TITLE_5f_AND_5f_BODY" presentation:presentation-page-layout-name="AL1T1">
        <draw:frame draw:name="Google Shape;108;p22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Guidance and templates</text:span></text:p>
          </draw:text-box>
        </draw:frame>
        <draw:frame draw:name="Google Shape;109;p22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13"><text:a xlink:href="https://defra-design.github.io/accessibility/resources/content/how-to-write-accessibility-statement/" xlink:type="simple">How to write an accessibility statement guidance</text:a></text:span><text:span text:style-name="T9"><text:s/>includes:</text:span><text:span text:style-name="T9"><text:line-break/></text:span><text:span text:style-name="T9"/></text:p>
            <text:list text:style-name="L5">
              <text:list-item>
                <text:p text:style-name="P12"><text:span text:style-name="T9">Step-by-step guide</text:span></text:p>
              </text:list-item>
              <text:list-item>
                <text:p text:style-name="P3"><text:span text:style-name="T13"><text:a xlink:href="https://defra-design.github.io/accessibility/documents/accessibility-statements/accessibility-statement-template-markdown-20220629.docx" xlink:type="simple">Defra Sample accessibility statement template (docx)</text:a></text:span></text:p>
              </text:list-item>
              <text:list-item>
                <text:p text:style-name="P3"><text:span text:style-name="T13"><text:a xlink:href="https://defra-design.github.io/accessibility/documents/accessibility-statements/wcag-2-1-list-for-statement-writing.xlsx" xlink:type="simple">Defra list of WCAG wordings (xlsx)</text:a></text:span></text:p>
              </text:list-item>
            </text:list>
            <text:p text:style-name="P13"><text:span text:style-name="T9"/></text:p>
          </draw:text-box>
        </draw:frame>
        <presentation:notes draw:style-name="dp2">
          <draw:page-thumbnail draw:name="Google Shape;105;gfddad20959_0_25:notes" draw:style-name="gr1" draw:layer="layout" svg:width="12.699cm" svg:height="9.524cm" svg:x="3.176cm" svg:y="1.905cm" draw:page-number="10" presentation:class="page"/>
          <draw:frame draw:name="Google Shape;106;gfddad20959_0_25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derstanding audit reports" draw:style-name="dp3" draw:master-page-name="TITLE_5f_AND_5f_BODY" presentation:presentation-page-layout-name="AL1T1">
        <draw:frame draw:name="Google Shape;114;p23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Understanding audit reports</text:span></text:p>
          </draw:text-box>
        </draw:frame>
        <draw:frame draw:name="Google Shape;115;p23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9">At this stage, we’re assuming you have a report. </text:span><text:span text:style-name="T9"><text:line-break/></text:span><text:span text:style-name="T9">We’ll explain later what to do if you don’t have one.</text:span></text:p>
            <text:p text:style-name="P12"><text:span text:style-name="T13"><text:a xlink:href="https://drive.google.com/file/d/1lH1l1cViX-FmBb_9bh5udvG3kIdyjtd6/view?usp=sharing" xlink:type="simple">Sample DAC audit report</text:a></text:span></text:p>
            <text:p text:style-name="P12"><text:span text:style-name="T9"/></text:p>
            <text:list text:style-name="L5">
              <text:list-item>
                <text:p text:style-name="P12"><text:span text:style-name="T9">Your team will need to decide on approach to fixes.</text:span></text:p>
              </text:list-item>
              <text:list-item>
                <text:p text:style-name="P3"><text:span text:style-name="T9">The report will often include issues that are beyond WCAG 2.1 AA and are therefore not required on the statement (service standard goes beyond this).</text:span></text:p>
              </text:list-item>
              <text:list-item>
                <text:p text:style-name="P3"><text:span text:style-name="T9">It’s helpful to create a spreadsheet or Jira bug list to track the issues.</text:span></text:p>
              </text:list-item>
            </text:list>
          </draw:text-box>
        </draw:frame>
        <presentation:notes draw:style-name="dp2">
          <draw:page-thumbnail draw:name="Google Shape;111;gfddad20959_0_10:notes" draw:style-name="gr1" draw:layer="layout" svg:width="12.699cm" svg:height="9.524cm" svg:x="3.176cm" svg:y="1.905cm" draw:page-number="11" presentation:class="page"/>
          <draw:frame draw:name="Google Shape;112;gfddad20959_0_1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ed example: register a snake" draw:style-name="dp3" draw:master-page-name="TITLE_5f_AND_5f_BODY" presentation:presentation-page-layout-name="AL1T1">
        <draw:frame draw:name="Google Shape;120;p24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Worked example: register a snake</text:span></text:p>
          </draw:text-box>
        </draw:frame>
        <draw:frame draw:name="Google Shape;121;p24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13"><text:a xlink:href="https://docs.google.com/document/d/19i7i13lB97LNuqPxENu_y_ZhQqDvWTM3469d3Pw0nBo/edit#heading=h.mbbe1g1zqq7" xlink:type="simple">Audit Report for Register your snake service (fake)</text:a></text:span></text:p>
              </text:list-item>
              <text:list-item>
                <text:p text:style-name="P16"><text:span text:style-name="T13"><text:a xlink:href="https://docs.google.com/spreadsheets/d/1oVwrGNRX910FVGf0tg0Fhjqk9Fp3llhQH3bNT2hUA38/edit#gid=0" xlink:type="simple">Accessibility statement training worksheet</text:a></text:span><text:span text:style-name="T9"><text:s/>(4 steps)</text:span></text:p>
              </text:list-item>
              <text:list-item>
                <text:p text:style-name="P17"><text:span text:style-name="T13"><text:a xlink:href="https://docs.google.com/document/d/1I9jaNsmQ6PQYbjXC0nB-InYBW8giA_C2qKEq4DvPZpA/edit#heading=h.tvd3heb53ahw" xlink:type="simple">Accessibility statement for the register your snake service (fake)</text:a></text:span></text:p>
              </text:list-item>
            </text:list>
          </draw:text-box>
        </draw:frame>
        <presentation:notes draw:style-name="dp2">
          <draw:page-thumbnail draw:name="Google Shape;117;gfddad20959_0_31:notes" draw:style-name="gr1" draw:layer="layout" svg:width="12.699cm" svg:height="9.524cm" svg:x="3.176cm" svg:y="1.905cm" draw:page-number="12" presentation:class="page"/>
          <draw:frame draw:name="Google Shape;118;gfddad20959_0_31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A checks" draw:style-name="dp3" draw:master-page-name="TITLE_5f_AND_5f_BODY" presentation:presentation-page-layout-name="AL1T1">
        <draw:frame draw:name="Google Shape;126;p25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QA checks</text:span></text:p>
          </draw:text-box>
        </draw:frame>
        <draw:frame draw:name="Google Shape;127;p25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Use the checklist in the guidance.</text:span></text:p>
              </text:list-item>
              <text:list-item>
                <text:p text:style-name="P17"><text:span text:style-name="T9">Ask the Accessibility Team to check it.</text:span></text:p>
              </text:list-item>
            </text:list>
          </draw:text-box>
        </draw:frame>
        <presentation:notes draw:style-name="dp2">
          <draw:page-thumbnail draw:name="Google Shape;123;gfddad20959_0_36:notes" draw:style-name="gr1" draw:layer="layout" svg:width="12.699cm" svg:height="9.524cm" svg:x="3.176cm" svg:y="1.905cm" draw:page-number="13" presentation:class="page"/>
          <draw:frame draw:name="Google Shape;124;gfddad20959_0_36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it to the site" draw:style-name="dp3" draw:master-page-name="TITLE_5f_AND_5f_BODY" presentation:presentation-page-layout-name="AL1T1">
        <draw:frame draw:name="Google Shape;132;p26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Adding it to the site</text:span></text:p>
          </draw:text-box>
        </draw:frame>
        <draw:frame draw:name="Google Shape;133;p26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If you use the Markdown template you can easily convert to HTML.</text:span></text:p>
              </text:list-item>
              <text:list-item>
                <text:p text:style-name="P16"><text:span text:style-name="T9">Even if the site is not accessible, the statement should be. (HTML not PDF.)</text:span></text:p>
              </text:list-item>
              <text:list-item>
                <text:p text:style-name="P16"><text:span text:style-name="T9">It must be easy to find - best linked from footer on every page “Accessibility statement”.</text:span></text:p>
              </text:list-item>
              <text:list-item>
                <text:p text:style-name="P17"><text:span text:style-name="T9">If there’s a login, make sure you can find the statement outside the login area.</text:span></text:p>
              </text:list-item>
            </text:list>
          </draw:text-box>
        </draw:frame>
        <presentation:notes draw:style-name="dp2">
          <draw:page-thumbnail draw:name="Google Shape;129;gfddad20959_0_56:notes" draw:style-name="gr1" draw:layer="layout" svg:width="12.699cm" svg:height="9.524cm" svg:x="3.176cm" svg:y="1.905cm" draw:page-number="14" presentation:class="page"/>
          <draw:frame draw:name="Google Shape;130;gfddad20959_0_56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eep the statement under regular review" draw:style-name="dp3" draw:master-page-name="TITLE_5f_AND_5f_BODY" presentation:presentation-page-layout-name="AL1T1">
        <draw:frame draw:name="Google Shape;138;p27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Keep the statement under regular review</text:span></text:p>
          </draw:text-box>
        </draw:frame>
        <draw:frame draw:name="Google Shape;139;p27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If you promise fix dates, update as the dates pass (hopefully fixed!).</text:span></text:p>
              </text:list-item>
              <text:list-item>
                <text:p text:style-name="P11"><text:span text:style-name="T9">If you change the site, re-test and update the statement.</text:span></text:p>
              </text:list-item>
              <text:list-item>
                <text:p text:style-name="P11"><text:span text:style-name="T9">Even if there are no changes to the site, you must review the statement every 12 months.</text:span></text:p>
              </text:list-item>
              <text:list-item>
                <text:p text:style-name="P11"><text:span text:style-name="T9">Bake these reviews into your development process.</text:span></text:p>
              </text:list-item>
            </text:list>
            <text:p text:style-name="P18"><text:span text:style-name="T9">The statement is part of an improvement process not a final product.</text:span></text:p>
          </draw:text-box>
        </draw:frame>
        <presentation:notes draw:style-name="dp2">
          <draw:page-thumbnail draw:name="Google Shape;135;gfddad20959_0_41:notes" draw:style-name="gr1" draw:layer="layout" svg:width="12.699cm" svg:height="9.524cm" svg:x="3.176cm" svg:y="1.905cm" draw:page-number="15" presentation:class="page"/>
          <draw:frame draw:name="Google Shape;136;gfddad20959_0_4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o do if you don’t have an audit" draw:style-name="dp3" draw:master-page-name="TITLE_5f_AND_5f_BODY" presentation:presentation-page-layout-name="AL1T1">
        <draw:frame draw:name="Google Shape;144;p28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What to do if you don’t have an audit</text:span></text:p>
          </draw:text-box>
        </draw:frame>
        <draw:frame draw:name="Google Shape;145;p28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9">Don’t wait for the audit. Add a statement to say what you are doing and give contact details.</text:span></text:p>
            <text:p text:style-name="P12"><text:span text:style-name="T10">Options:</text:span></text:p>
            <text:list text:style-name="L5">
              <text:list-item>
                <text:p text:style-name="P12"><text:span text:style-name="T9">seek budget for an audit</text:span></text:p>
              </text:list-item>
              <text:list-item>
                <text:p text:style-name="P12"><text:span text:style-name="T9">do a basic audit yourselves (yes, really)</text:span></text:p>
              </text:list-item>
              <text:list-item>
                <text:p text:style-name="P12"><text:span text:style-name="T9">talk to the Accessibility Team</text:span></text:p>
              </text:list-item>
              <text:list-item>
                <text:p text:style-name="P12"><text:span text:style-name="T9">for sites with limited life, may be a case for disproportionate burden</text:span></text:p>
              </text:list-item>
            </text:list>
            <text:p text:style-name="P12"><text:span text:style-name="T10">Conformance reports</text:span></text:p>
            <text:p text:style-name="P13"><text:span text:style-name="T13"><text:a xlink:href="https://drive.google.com/file/d/1_CSJYy5pZPzKndi33a7fJR8uf2VAufqp/view?usp=sharing" xlink:type="simple">Sample conformance report</text:a></text:span></text:p>
          </draw:text-box>
        </draw:frame>
        <presentation:notes draw:style-name="dp2">
          <draw:page-thumbnail draw:name="Google Shape;141;gfddad20959_0_15:notes" draw:style-name="gr1" draw:layer="layout" svg:width="12.699cm" svg:height="9.524cm" svg:x="3.176cm" svg:y="1.905cm" draw:page-number="16" presentation:class="page"/>
          <draw:frame draw:name="Google Shape;142;gfddad20959_0_1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roportionate burden" draw:style-name="dp3" draw:master-page-name="TITLE_5f_AND_5f_BODY" presentation:presentation-page-layout-name="AL1T1">
        <draw:frame draw:name="Google Shape;150;p29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Disproportionate burden</text:span></text:p>
          </draw:text-box>
        </draw:frame>
        <draw:frame draw:name="Google Shape;151;p29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14">“</text:span><text:span text:style-name="T14">...if the impact of fully meeting the requirements is too much for an organisation to reasonably cope with.”</text:span></text:p>
            <text:list text:style-name="L5">
              <text:list-item>
                <text:p text:style-name="P12"><text:span text:style-name="T9">Defra advises that you should avoid claiming disproportionate burden and never for a new website.</text:span></text:p>
              </text:list-item>
              <text:list-item>
                <text:p text:style-name="P3"><text:span text:style-name="T9">If you are considering claiming disproportionate burden read </text:span><text:span text:style-name="T13"><text:a xlink:href="https://defra-design.github.io/accessibility/resources/content/how-to-write-accessibility-statement/" xlink:type="simple">our guidance</text:a></text:span><text:span text:style-name="T9">.</text:span></text:p>
              </text:list-item>
              <text:list-item>
                <text:p text:style-name="P3"><text:span text:style-name="T9">You must carry out a detailed assessment and review each year.</text:span></text:p>
              </text:list-item>
              <text:list-item>
                <text:p text:style-name="P3"><text:span text:style-name="T9">We have a </text:span><text:span text:style-name="T13"><text:a xlink:href="https://defra-design.github.io/accessibility/documents/accessibility-statements/disproportionate-burden-assessment-template-v1-1.docx" xlink:type="simple">disproportionate burden assessment template</text:a></text:span><text:span text:style-name="T9"><text:s/>you can use.</text:span></text:p>
              </text:list-item>
            </text:list>
          </draw:text-box>
        </draw:frame>
        <presentation:notes draw:style-name="dp2">
          <draw:page-thumbnail draw:name="Google Shape;147;gfddad20959_0_46:notes" draw:style-name="gr1" draw:layer="layout" svg:width="12.699cm" svg:height="9.524cm" svg:x="3.176cm" svg:y="1.905cm" draw:page-number="17" presentation:class="page"/>
          <draw:frame draw:name="Google Shape;148;gfddad20959_0_46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sites that use the same code" draw:style-name="dp3" draw:master-page-name="TITLE_5f_AND_5f_BODY" presentation:presentation-page-layout-name="AL1T1">
        <draw:frame draw:name="Google Shape;156;p30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Multiple sites that use the same code</text:span></text:p>
          </draw:text-box>
        </draw:frame>
        <draw:frame draw:name="Google Shape;157;p30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You can cover multiple sites with one statement.</text:span></text:p>
              </text:list-item>
              <text:list-item>
                <text:p text:style-name="P11"><text:span text:style-name="T9">You can use nested statements - often useful for where the platform and the content are maintained by different teams - for example commercial platforms (SharePoint, consultations etc)</text:span></text:p>
              </text:list-item>
              <text:list-item>
                <text:p text:style-name="P11"><text:span text:style-name="T9">If you use nested statements don’t make users hunt for key information - and make sure that the site name matches user expectation.</text:span></text:p>
              </text:list-item>
            </text:list>
          </draw:text-box>
        </draw:frame>
        <presentation:notes draw:style-name="dp2">
          <draw:page-thumbnail draw:name="Google Shape;153;gfddad20959_0_51:notes" draw:style-name="gr1" draw:layer="layout" svg:width="12.699cm" svg:height="9.524cm" svg:x="3.176cm" svg:y="1.905cm" draw:page-number="18" presentation:class="page"/>
          <draw:frame draw:name="Google Shape;154;gfddad20959_0_51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y questions?" draw:style-name="dp3" draw:master-page-name="TITLE_5f_AND_5f_BODY" presentation:presentation-page-layout-name="AL1T1">
        <draw:frame draw:name="Google Shape;162;p31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Any questions?</text:span></text:p>
          </draw:text-box>
        </draw:frame>
        <draw:frame draw:name="Google Shape;163;p31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9">Ways to get help:</text:span></text:p>
            <text:list text:style-name="L5">
              <text:list-item>
                <text:p text:style-name="P12"><text:span text:style-name="T13"><text:a xlink:href="https://defra-design.github.io/accessibility/resources/content/how-to-write-accessibility-statement/" xlink:type="simple">How to write an accessibility statement guidance</text:a></text:span></text:p>
              </text:list-item>
              <text:list-item>
                <text:p text:style-name="P12"><text:span text:style-name="T9">Email the Accessibility Team </text:span><text:span text:style-name="T13"><text:a xlink:href="mailto:accessibility@defra.gov.uk" xlink:type="simple">accessibility@defra.gov.uk</text:a></text:span><text:span text:style-name="T9"><text:s/></text:span></text:p>
              </text:list-item>
              <text:list-item>
                <text:p text:style-name="P13"><text:span text:style-name="T9">Slack message the channel #accessibility on defra-digital</text:span></text:p>
              </text:list-item>
            </text:list>
          </draw:text-box>
        </draw:frame>
        <presentation:notes draw:style-name="dp2">
          <draw:page-thumbnail draw:name="Google Shape;159;gfddad20959_0_20:notes" draw:style-name="gr1" draw:layer="layout" svg:width="12.699cm" svg:height="9.524cm" svg:x="3.176cm" svg:y="1.905cm" draw:page-number="19" presentation:class="page"/>
          <draw:frame draw:name="Google Shape;160;gfddad20959_0_20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edback please" draw:style-name="dp1" draw:master-page-name="TITLE_5f_AND_5f_BODY" presentation:presentation-page-layout-name="AL1T1">
        <draw:frame draw:name="Google Shape;168;p32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Feedback please</text:span></text:p>
          </draw:text-box>
        </draw:frame>
        <draw:frame draw:name="Google Shape;169;p32" presentation:style-name="pr2" draw:text-style-name="P6" draw:layer="layout" svg:width="21.896cm" svg:height="12.652cm" svg:x="1.752cm" svg:y="4.268cm" presentation:class="outline" presentation:user-transformed="true">
          <draw:text-box>
            <text:p text:style-name="P3"><text:span text:style-name="T10">By email or Slack please</text:span><text:span text:style-name="T9"> (to Christopher J if you prefer not to feedback to me directly)</text:span><text:span text:style-name="T9"><text:line-break/></text:span><text:span text:style-name="T9"/></text:p>
            <text:list text:style-name="L8">
              <text:list-item>
                <text:p text:style-name="P12"><text:span text:style-name="T9">Did the training meet your expectations?</text:span></text:p>
              </text:list-item>
              <text:list-item>
                <text:p text:style-name="P3"><text:span text:style-name="T9">What was missing for you?</text:span></text:p>
              </text:list-item>
              <text:list-item>
                <text:p text:style-name="P3"><text:span text:style-name="T9">What went well?</text:span></text:p>
              </text:list-item>
              <text:list-item>
                <text:p text:style-name="P3"><text:span text:style-name="T9">What did not go well?</text:span></text:p>
              </text:list-item>
              <text:list-item>
                <text:p text:style-name="P3"><text:span text:style-name="T9">What would you change about the training?</text:span></text:p>
              </text:list-item>
              <text:list-item>
                <text:p text:style-name="P3"><text:span text:style-name="T9">Do you feel able to write a statement using the guidance now?</text:span></text:p>
              </text:list-item>
              <text:list-item>
                <text:p text:style-name="P3"><text:span text:style-name="T9">If you had the presentation and the guidance could you learn without a training session?</text:span></text:p>
              </text:list-item>
            </text:list>
          </draw:text-box>
        </draw:frame>
        <presentation:notes draw:style-name="dp2">
          <draw:page-thumbnail draw:name="Google Shape;165;gfddad20959_0_61:notes" draw:style-name="gr1" draw:layer="layout" svg:width="12.699cm" svg:height="9.524cm" svg:x="3.176cm" svg:y="1.905cm" draw:page-number="20" presentation:class="page"/>
          <draw:frame draw:name="Google Shape;166;gfddad20959_0_61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problems we find with statements" draw:style-name="dp3" draw:master-page-name="TITLE_5f_AND_5f_BODY" presentation:presentation-page-layout-name="AL1T1">
        <draw:frame draw:name="Google Shape;174;p33" presentation:style-name="pr7" draw:text-style-name="P2" draw:layer="layout" svg:width="21.896cm" svg:height="2.12cm" svg:x="1.752cm" svg:y="1.509cm" presentation:class="title" presentation:user-transformed="true">
          <draw:text-box>
            <text:p text:style-name="P1"><text:span text:style-name="T8">Main problems we find with statements</text:span></text:p>
          </draw:text-box>
        </draw:frame>
        <draw:frame draw:name="Google Shape;175;p33" presentation:style-name="pr2" draw:text-style-name="P6" draw:layer="layout" svg:width="21.896cm" svg:height="12.652cm" svg:x="1.752cm" svg:y="4.268cm" presentation:class="outline" presentation:user-transformed="true">
          <draw:text-box>
            <text:list text:style-name="L5">
              <text:list-item>
                <text:p text:style-name="P11"><text:span text:style-name="T9">Teams thinking of statement as a final product and not part of an improvement process.</text:span></text:p>
              </text:list-item>
              <text:list-item>
                <text:p text:style-name="P14"><text:span text:style-name="T9">Lack of clarity about legal need for fix dates.</text:span></text:p>
              </text:list-item>
              <text:list-item>
                <text:p text:style-name="P14"><text:span text:style-name="T9">Confusion about reason and needs for technical versus simple list of issues.</text:span></text:p>
              </text:list-item>
              <text:list-item>
                <text:p text:style-name="P14"><text:span text:style-name="T9">Lots of minor drafting issues - maybe because template has sample content and some is left in, some deleted when it should not be (but also a complex document to get right).</text:span></text:p>
              </text:list-item>
              <text:list-item>
                <text:p text:style-name="P15"><text:span text:style-name="T9">Disproportionate burden policy unclear in Defra.</text:span></text:p>
              </text:list-item>
            </text:list>
          </draw:text-box>
        </draw:frame>
        <presentation:notes draw:style-name="dp2">
          <draw:page-thumbnail draw:name="Google Shape;171;gfddad20959_0_77:notes" draw:style-name="gr1" draw:layer="layout" svg:width="12.699cm" svg:height="9.524cm" svg:x="3.176cm" svg:y="1.905cm" draw:page-number="21" presentation:class="page"/>
          <draw:frame draw:name="Google Shape;172;gfddad20959_0_77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tkinson Hyperlegible" svg:font-family="'Atkinson Hyperlegibl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1.896cm" svg:height="2.12cm" svg:x="1.752cm" svg:y="1.509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1.896cm" svg:height="12.652cm" svg:x="1.752cm" svg:y="4.268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2.699cm" svg:height="9.524cm" svg:x="3.175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